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bc6d" officeooo:paragraph-rsid="0016bc6d" style:font-weight-asian="bold" style:font-weight-complex="bold"/>
    </style:style>
    <style:style style:name="P2" style:family="paragraph" style:parent-style-name="Standard">
      <style:text-properties fo:font-weight="normal" officeooo:rsid="0016bc6d" officeooo:paragraph-rsid="0016bc6d" style:font-weight-asian="normal" style:font-weight-complex="normal"/>
    </style:style>
    <style:style style:name="P3" style:family="paragraph" style:parent-style-name="Standard">
      <style:text-properties fo:font-weight="normal" officeooo:rsid="001744b8" officeooo:paragraph-rsid="001744b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</text:p>
      <text:p text:style-name="P2"/>
      <text:p text:style-name="P2"/>
      <text:p text:style-name="P1">Prerequisites</text:p>
      <text:p text:style-name="P2">Java Platform (JDK) version 8:</text:p>
      <text:p text:style-name="P2">http://www.oracle.com/technetwork/java/javase/downloads/index.html</text:p>
      <text:p text:style-name="P2"/>
      <text:p text:style-name="P2">Maven: </text:p>
      <text:p text:style-name="P2"><text:a xlink:type="simple" xlink:href="http://maven.apache.org/install.html" text:style-name="Internet_20_link" text:visited-style-name="Visited_20_Internet_20_Link">http://maven.apache.org/install.html</text:a></text:p>
      <text:p text:style-name="P2"/>
      <text:p text:style-name="P1">Installation instructions</text:p>
      <text:p text:style-name="P2">Clone the source code from the Github repository at:</text:p>
      <text:p text:style-name="P2"><text:a xlink:type="simple" xlink:href="https://github.com/alesecchi/loanapound.git" text:style-name="Internet_20_link" text:visited-style-name="Visited_20_Internet_20_Link">https://github.com/alesecchi/loanapound.git</text:a></text:p>
      <text:p text:style-name="P2"/>
      <text:p text:style-name="P2">Using a command line shell, move to the folder where the repository was cloned, and type:</text:p>
      <text:p text:style-name="P2">mvn install</text:p>
      <text:p text:style-name="P2"/>
      <text:p text:style-name="P2">The application should build correctly, and all the tests should be executed and passed.</text:p>
      <text:p text:style-name="P2">A package named loanapound.war is created in the /target folder.</text:p>
      <text:p text:style-name="P2"/>
      <text:p text:style-name="P3">This package can be deployed on Apache Tomcat 9:</text:p>
      <text:p text:style-name="P3">http://tomcat.apache.org/download-90.c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6:13:45.802000000</meta:creation-date>
    <meta:generator>LibreOffice/5.1.4.2$Windows_x86 LibreOffice_project/f99d75f39f1c57ebdd7ffc5f42867c12031db97a</meta:generator>
    <dc:date>2016-12-28T16:32:17.981000000</dc:date>
    <meta:editing-duration>PT2M53S</meta:editing-duration>
    <meta:editing-cycles>1</meta:editing-cycles>
    <meta:document-statistic meta:table-count="0" meta:image-count="0" meta:object-count="0" meta:page-count="1" meta:paragraph-count="15" meta:word-count="74" meta:character-count="624" meta:non-whitespace-character-count="564"/>
  </office:meta>
</office:document-meta>
</file>